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Text_20_body">
      <style:text-properties style:text-underline-style="none" officeooo:rsid="00b10587" officeooo:paragraph-rsid="00b10587"/>
    </style:style>
    <style:style style:name="P6" style:family="paragraph" style:parent-style-name="Text_20_body">
      <style:text-properties officeooo:rsid="00b185bb" officeooo:paragraph-rsid="00b185bb"/>
    </style:style>
    <style:style style:name="P7" style:family="paragraph" style:parent-style-name="Text_20_body">
      <style:text-properties officeooo:rsid="00b9f527" officeooo:paragraph-rsid="00b9f527"/>
    </style:style>
    <style:style style:name="P8" style:family="paragraph" style:parent-style-name="Text_20_body">
      <style:text-properties officeooo:paragraph-rsid="00c266c2"/>
    </style:style>
    <style:style style:name="P9" style:family="paragraph" style:parent-style-name="Text_20_body">
      <style:text-properties officeooo:paragraph-rsid="00c390f4"/>
    </style:style>
    <style:style style:name="P10" style:family="paragraph" style:parent-style-name="Text_20_body">
      <style:text-properties officeooo:rsid="00c91dea" officeooo:paragraph-rsid="00c91dea"/>
    </style:style>
    <style:style style:name="P11" style:family="paragraph" style:parent-style-name="Text_20_body">
      <style:text-properties officeooo:rsid="00c91dea" officeooo:paragraph-rsid="00ccda5c"/>
    </style:style>
    <style:style style:name="P12" style:family="paragraph" style:parent-style-name="Text_20_body">
      <style:text-properties officeooo:rsid="00b371f9" officeooo:paragraph-rsid="00b371f9"/>
    </style:style>
    <style:style style:name="P13" style:family="paragraph" style:parent-style-name="Text_20_body">
      <style:text-properties officeooo:rsid="00ca3502" officeooo:paragraph-rsid="00ca3502"/>
    </style:style>
    <style:style style:name="P14" style:family="paragraph" style:parent-style-name="Text_20_body">
      <style:text-properties officeooo:paragraph-rsid="00cad941"/>
    </style:style>
    <style:style style:name="P15" style:family="paragraph" style:parent-style-name="Text_20_body">
      <style:text-properties officeooo:paragraph-rsid="00cb00fa"/>
    </style:style>
    <style:style style:name="P16" style:family="paragraph" style:parent-style-name="Text_20_body">
      <style:text-properties officeooo:rsid="00cb7ffd" officeooo:paragraph-rsid="00cb7ffd"/>
    </style:style>
    <style:style style:name="P17" style:family="paragraph" style:parent-style-name="Text_20_body">
      <style:text-properties officeooo:rsid="00cdc072" officeooo:paragraph-rsid="00cdc072"/>
    </style:style>
    <style:style style:name="P18" style:family="paragraph" style:parent-style-name="Text_20_body">
      <style:text-properties officeooo:rsid="00a084ad"/>
    </style:style>
    <style:style style:name="P19" style:family="paragraph" style:parent-style-name="Preformatted_20_Text">
      <style:text-properties officeooo:paragraph-rsid="00bb4b11"/>
    </style:style>
    <style:style style:name="P20" style:family="paragraph" style:parent-style-name="Preformatted_20_Text">
      <style:text-properties officeooo:paragraph-rsid="00bdaedd"/>
    </style:style>
    <style:style style:name="P21" style:family="paragraph" style:parent-style-name="Heading_20_3">
      <style:text-properties officeooo:paragraph-rsid="00cad941"/>
    </style:style>
    <style:style style:name="P22" style:family="paragraph" style:parent-style-name="Heading_20_3">
      <style:text-properties officeooo:rsid="00ccd3b6" officeooo:paragraph-rsid="00ccd3b6"/>
    </style:style>
    <style:style style:name="P23" style:family="paragraph" style:parent-style-name="Preformatted_20_Text">
      <style:text-properties officeooo:paragraph-rsid="00dc7bf6"/>
    </style:style>
    <style:style style:name="P24" style:family="paragraph" style:parent-style-name="Text_20_body" style:list-style-name="L1">
      <style:text-properties officeooo:rsid="00c91dea" officeooo:paragraph-rsid="00c91dea"/>
    </style:style>
    <style:style style:name="P25" style:family="paragraph" style:parent-style-name="Text_20_body" style:list-style-name="L2"/>
    <style:style style:name="P26" style:family="paragraph" style:parent-style-name="Text_20_body" style:list-style-name="L2">
      <style:text-properties officeooo:paragraph-rsid="00b710ad"/>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603ee"/>
    </style:style>
    <style:style style:name="T12" style:family="text">
      <style:text-properties officeooo:rsid="00a71763"/>
    </style:style>
    <style:style style:name="T13" style:family="text">
      <style:text-properties officeooo:rsid="00a83c33"/>
    </style:style>
    <style:style style:name="T14" style:family="text">
      <style:text-properties officeooo:rsid="00aa0a91"/>
    </style:style>
    <style:style style:name="T15" style:family="text">
      <style:text-properties officeooo:rsid="00aa5fbc"/>
    </style:style>
    <style:style style:name="T16" style:family="text">
      <style:text-properties officeooo:rsid="00ace9d5"/>
    </style:style>
    <style:style style:name="T17" style:family="text">
      <style:text-properties officeooo:rsid="00ae088e"/>
    </style:style>
    <style:style style:name="T18" style:family="text">
      <style:text-properties officeooo:rsid="00afee12"/>
    </style:style>
    <style:style style:name="T19" style:family="text">
      <style:text-properties officeooo:rsid="00b185bb"/>
    </style:style>
    <style:style style:name="T20" style:family="text">
      <style:text-properties officeooo:rsid="00b4a2d0"/>
    </style:style>
    <style:style style:name="T21" style:family="text">
      <style:text-properties officeooo:rsid="00b6c235"/>
    </style:style>
    <style:style style:name="T22" style:family="text">
      <style:text-properties officeooo:rsid="00b967ac"/>
    </style:style>
    <style:style style:name="T23" style:family="text">
      <style:text-properties officeooo:rsid="00b9f527"/>
    </style:style>
    <style:style style:name="T24" style:family="text">
      <style:text-properties style:text-underline-style="none"/>
    </style:style>
    <style:style style:name="T25" style:family="text">
      <style:text-properties officeooo:rsid="00bcc63a"/>
    </style:style>
    <style:style style:name="T26" style:family="text">
      <style:text-properties officeooo:rsid="00c0553d"/>
    </style:style>
    <style:style style:name="T27" style:family="text">
      <style:text-properties officeooo:rsid="00c228bf"/>
    </style:style>
    <style:style style:name="T28" style:family="text">
      <style:text-properties style:font-name="Times New Roman1" officeooo:rsid="00c266c2" style:font-name-asian="Times New Roman1" style:font-name-complex="Times New Roman1"/>
    </style:style>
    <style:style style:name="T29" style:family="text">
      <style:text-properties officeooo:rsid="00c681cb"/>
    </style:style>
    <style:style style:name="T30" style:family="text">
      <style:text-properties officeooo:rsid="00c7e02a"/>
    </style:style>
    <style:style style:name="T31" style:family="text">
      <style:text-properties officeooo:rsid="00c90e07"/>
    </style:style>
    <style:style style:name="T32" style:family="text">
      <style:text-properties officeooo:rsid="00c95fe2"/>
    </style:style>
    <style:style style:name="T33" style:family="text">
      <style:text-properties officeooo:rsid="00ca3502"/>
    </style:style>
    <style:style style:name="T34" style:family="text">
      <style:text-properties fo:font-style="normal" style:font-style-asian="normal" style:font-style-complex="normal"/>
    </style:style>
    <style:style style:name="T35" style:family="text">
      <style:text-properties fo:font-style="normal" officeooo:rsid="00cc9400" style:font-style-asian="normal" style:font-style-complex="normal"/>
    </style:style>
    <style:style style:name="T36" style:family="text">
      <style:text-properties fo:font-style="normal" style:font-style-asian="normal" style:font-weight-asian="normal" style:font-style-complex="normal" style:font-weight-complex="normal"/>
    </style:style>
    <style:style style:name="T37" style:family="text">
      <style:text-properties fo:font-style="normal" officeooo:rsid="00cc9400"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officeooo:rsid="00cc9400"/>
    </style:style>
    <style:style style:name="T40" style:family="text">
      <style:text-properties officeooo:rsid="00ccda5c"/>
    </style:style>
    <style:style style:name="T41" style:family="text">
      <style:text-properties officeooo:rsid="00d06223"/>
    </style:style>
    <style:style style:name="T42" style:family="text">
      <style:text-properties officeooo:rsid="00d09917"/>
    </style:style>
    <style:style style:name="T43" style:family="text">
      <style:text-properties officeooo:rsid="00d24eda"/>
    </style:style>
    <style:style style:name="T44" style:family="text">
      <style:text-properties officeooo:rsid="00da32d6"/>
    </style:style>
    <style:style style:name="T45"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text:h>
      <text:p text:style-name="P11">DSD puede ejecutarse en los sistemas operativos habituales. Las instrucciones a continuación se detallan para el sistema operativo Ubuntu-Linux, pero los procedimientos generales son semejantes en otros sistemas, y su usuario podrá trasladarlos fácilmente <text:span text:style-name="T40">teniendo en cuanta también que el modo de indicar los directorios y la localización de los archivos de usuario pueden variar.</text:span></text:p>
      <text:p text:style-name="P10">Los pasos son:</text:p>
      <text:list xml:id="list2299210501" text:style-name="L1">
        <text:list-item>
          <text:p text:style-name="P24">Instalar GNU-Octave, más los paquetes de funciones necesarios.</text:p>
        </text:list-item>
        <text:list-item>
          <text:p text:style-name="P24">Instalar git.</text:p>
        </text:list-item>
        <text:list-item>
          <text:p text:style-name="P24">Instalar DSD con git.</text:p>
        </text:list-item>
        <text:list-item>
          <text:p text:style-name="P24">Dar de alta el directorio de DSD en la ruta de búsqueda de Octave.</text:p>
        </text:list-item>
        <text:list-item>
          <text:p text:style-name="P24">Dar de alta el directorio de DSD en la ruta de <text:span text:style-name="T24">búsqueda</text:span> de ejecutables <text:span text:style-name="T32">de</text:span>l sistema operativo.</text:p>
        </text:list-item>
      </text:list>
      <text:h text:style-name="Heading_20_3" text:outline-level="3">Octave</text:h>
      <text:p text:style-name="P13">En Ubuntu-Linux: <text:span text:style-name="T19">‘</text:span><text:span text:style-name="User_20_Entry"><text:span text:style-name="T19">sudo apt install </text:span></text:span><text:span text:style-name="User_20_Entry">octave</text:span><text:span text:style-name="T19">’.</text:span></text:p>
      <text:p text:style-name="P6">Es necesario que estén instalados los siguientes paquetes de Octave: control, general, io, signal y statistics. Dependiendo del sistema operativo esto se consigue de formas diferentes. En Ubuntu-Linux, por ejemplo, se ejecutaría la orden:</text:p>
      <text:p text:style-name="P6">‘<text:span text:style-name="User_20_Entry">sudo apt install octave‑control octave‑general octave‑io octave‑signal octave‑statistics</text:span>’</text:p>
      <text:p text:style-name="P12">Es posible que la distribución de octave para algunos sistemas operativos ya tenga los paquetes necesarios instalados. Puede comprobarse ejecutando en la línea de órdenes de Octave la orden <text:span text:style-name="Código_20_inline">pkg list</text:span>.</text:p>
      <text:p text:style-name="P15">Para <text:span text:style-name="T33">instalar en otros S.O.</text:span> <text:span text:style-name="T19">consultar la página web de Octave: </text:span><text:a xlink:type="simple" xlink:href="https://www.gnu.org/software/octave/#install" text:style-name="Internet_20_link" text:visited-style-name="Visited_20_Internet_20_Link"><text:span text:style-name="T19">https://www.gnu.org/software/octave/#install</text:span></text:a><text:span text:style-name="T19">.</text:span></text:p>
      <text:h text:style-name="Heading_20_3" text:outline-level="3">Git</text:h>
      <text:p text:style-name="P13">En Ubuntu-Linux: <text:span text:style-name="T19">‘</text:span><text:span text:style-name="User_20_Entry"><text:span text:style-name="T19">sudo apt install git</text:span></text:span><text:span text:style-name="T19">’.</text:span></text:p>
      <text:p text:style-name="P14">Para <text:span text:style-name="T33">instalar en otros S.O.</text:span> <text:span text:style-name="T19">consultar la página web de git: </text:span><text:a xlink:type="simple" xlink:href="https://git-scm.com/downloads" text:style-name="Internet_20_link" text:visited-style-name="Visited_20_Internet_20_Link"><text:span text:style-name="T19">https://git-scm.com/downloads</text:span></text:a><text:span text:style-name="T19">.</text:span></text:p>
      <text:h text:style-name="P21" text:outline-level="3"><text:soft-page-break/>DSD</text:h>
      <text:p text:style-name="P16">Cambiar al directorio bajo el que se quiera instalar DSD, por ejemplo: ‘<text:span text:style-name="Source_20_Text">cd /home/[user]</text:span>’, <text:span text:style-name="T39">donde [user] se cambiará por el nombre de usuario real.</text:span></text:p>
      <text:p text:style-name="P16">Clonar con git el repositorio de DSD: ‘<text:span text:style-name="User_20_Entry">git clone https://github.com/rripio/DSD</text:span>’.</text:p>
      <text:h text:style-name="P22" text:outline-level="3">Ruta de octave</text:h>
      <text:p text:style-name="P18">Abrir Octave, y en su línea de órdenes, escribir la secuencia:</text:p>
      <text:p text:style-name="Text_20_body"><text:span text:style-name="Código_20_inline">addpath(genpath('/</text:span><text:span text:style-name="Código_20_inline"><text:span text:style-name="T39">home</text:span></text:span><text:span text:style-name="Código_20_inline">/[us</text:span><text:span text:style-name="Código_20_inline"><text:span text:style-name="T39">er</text:span></text:span><text:span text:style-name="Código_20_inline">]/</text:span><text:span text:style-name="Código_20_inline"><text:span text:style-name="T10">DSD/src</text:span></text:span><text:span text:style-name="Código_20_inline">'))<text:line-break/></text:span><text:span text:style-name="Código_20_inline"><text:span text:style-name="T20">s</text:span></text:span><text:span text:style-name="Código_20_inline">avepath()</text:span></text:p>
      <text:p text:style-name="Text_20_body">Esto guardará permanentemente la ruta de carga de los scripts de DSD.</text:p>
      <text:h text:style-name="Heading_20_3" text:outline-level="3">Ruta del sistema operativo</text:h>
      <text:p text:style-name="P17">Editar el fichero de usuario <text:span text:style-name="Nombre_20_de_20_archivo"><text:span text:style-name="T34">/home/</text:span></text:span><text:span text:style-name="Nombre_20_de_20_archivo"><text:span text:style-name="T35">[user]/.</text:span></text:span><text:span text:style-name="Nombre_20_de_20_archivo"><text:span text:style-name="T34">bashrc</text:span></text:span><text:span text:style-name="Nombre_20_de_20_archivo"><text:span text:style-name="T38"> y añadir:</text:span></text:span></text:p>
      <text:p text:style-name="Preformatted_20_Text"><text:span text:style-name="Nombre_20_de_20_archivo"><text:span text:style-name="T38"># Añade DSD al path<text:line-break/>PATH=$PATH:</text:span></text:span><text:span text:style-name="T36">/home/</text:span><text:span text:style-name="T37">[user]/</text:span><text:span text:style-name="Nombre_20_de_20_archivo"><text:span text:style-name="T38">DSD/src</text:span></text:span></text:p>
      <text:p text:style-name="P17">Recordamos que [user] se cambiará por el nombre de usuario real.</text:p>
      <text:h text:style-name="Heading_20_1" text:outline-level="1">Confección de los filtros</text:h>
      <text:p text:style-name="Text_20_body">El procedimiento es el siguiente:</text:p>
      <text:list xml:id="list3956884609" text:style-name="L2">
        <text:list-item>
          <text:p text:style-name="P25">Elaboración de los archivos de respuesta en frecuencia de los diferentes altavoces de la caja acústica, <text:span text:style-name="T42">en formato </text:span><text:span text:style-name="Nombre_20_de_20_archivo"><text:span text:style-name="T42">.frd</text:span></text:span>.</text:p>
        </text:list-item>
        <text:list-item>
          <text:p text:style-name="P25">Elección de las frecuencias de corte y del tipo de crossover en cada corte.</text:p>
        </text:list-item>
        <text:list-item>
          <text:p text:style-name="P25">Escribir los parámetros del filtro en los correspondientes archivos de guión (extensión <text:span text:style-name="Nombre_20_de_20_archivo">.xof</text:span>), uno por cada vía.</text:p>
        </text:list-item>
        <text:list-item>
          <text:p text:style-name="P26">Ejecución del programa ‘<text:span text:style-name="User_20_Entry"><text:span text:style-name="T21">dsdxof</text:span></text:span>’, con el archivo de proyecto como parámetro, y opcionalmente añadiendo como parámetros la frecuencia de muestreo y la clase de filtro.</text:p>
        </text:list-item>
        <text:list-item>
          <text:p text:style-name="P25">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text:span text:style-name="T41">linear phase, </text:span>LP) y filtros de fase mínima (<text:span text:style-name="T41">minimum phase, </text:span>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6">example</text:span></text:span><text:span text:style-name="T16">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1">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Heading_20_3"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text:soft-page-break/>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Cycles</text:h>
      <text:p text:style-name="P5">Para filtros <text:span text:style-name="Valor">lp</text:span>, es el factor de longitud del impulso generado. Este factor multiplica al parámetro <text:span text:style-name="Valor">GSFs</text:span>/<text:span text:style-name="Valor">CFLowF</text:span> o <text:span text:style-name="Valor">GSFs</text:span>/<text:span text:style-name="Valor">CFHighF</text:span> (frecuencia de muestreo / frecuencia de corte), y permite generar filtros de igual pendiente a ambos extremos de la banda con la mínima longitud posible en cada extremo, y por tanto con mínimo pre-ringing.</text:p>
      <text:p text:style-name="P5">En caso de que este factor sea demasiado alto pueden llegar a generarse filtros de menor pendiente en el lado izquierdo, si la longitud total del filtro no permite obtener la misma pendiente.</text:p>
      <text:h text:style-name="Heading_20_4" text:outline-level="4">CFLowType</text:h>
      <text:p text:style-name="P8">Para filtros <text:span text:style-name="Valor">mp</text:span>, tipo del filtro pasaaltos (que filtrará el extremo izquierdo de la vía <text:span text:style-name="T28">—</text:span>low<text:span text:style-name="T28">—</text:span>). Puede ser <text:span text:style-name="Valor">B </text:span><text:span text:style-name="T17">(B</text:span>utterworth<text:span text:style-name="T17">)</text:span> o <text:span text:style-name="Valor"><text:span text:style-name="T17">LR</text:span></text:span><text:span text:style-name="T17"> (</text:span>LinkwitzRiley<text:span text:style-name="T17">)</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18">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P9">Para filtros <text:span text:style-name="Valor">mp</text:span>, tipo del filtro pasabajos (que filtrará el extremo derecho de la vía <text:span text:style-name="T28">—</text:span>high<text:span text:style-name="T28">—</text:span>).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text:soft-page-break/>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5">corte</text:span>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5">corte</text:span> en el extremo izquierdo se aplica directamente este límite.</text:p>
      <text:h text:style-name="Heading_20_4" text:outline-level="4">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4">corte</text:span>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3">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PS Plot Settings</text:h>
      <text:p text:style-name="Text_20_body">Estos valores definen algunos aspectos de los gráficos de salida.</text:p>
      <text:h text:style-name="Heading_20_4" text:outline-level="4"><text:soft-page-break/>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ext:span text:style-name="T22">En una terminal de cambiará </text:span>a la carpeta de trabajo (‘<text:span text:style-name="Source_20_Text">cd [carpeta de trabajo]</text:span>’), o bien se da el parámetro del archivo de guión con su ruta completa, sin extensión.</text:p>
      <text:p text:style-name="Text_20_body">Al ejecutar ‘<text:span text:style-name="User_20_Entry"><text:span text:style-name="T11">dsd</text:span></text:span><text:span text:style-name="User_20_Entry">xof </text:span><text:span text:style-name="User_20_Entry"><text:span text:style-name="T9">&lt;</text:span></text:span><text:span text:style-name="User_20_Entry">archivo_de_guión</text:span><text:span text:style-name="User_20_Entry"><text:span text:style-name="T9">&gt;</text:span></text:span>’ se generará el filtro <text:span text:style-name="Nombre_20_de_20_archivo">.pcm</text:span> y los gráficos explicativos de la vía correspondiente.</text:p>
      <text:p text:style-name="Text_20_body">Si el archivo de guión no incluye <text:span text:style-name="Variable">GSFs</text:span> (frecuencia de muestreo) y <text:span text:style-name="Variable">CFClass</text:span> (tipo de filtro, <text:span text:style-name="Valor">mp</text:span> o <text:span text:style-name="Valor">lp</text:span>) deben darse como parámetros adicionales. La frecuencia de muestreo se da como su valor numérico:</text:p>
      <text:p text:style-name="P7">‘<text:span text:style-name="User_20_Entry">dsdxof &lt;archivo_de_guión&gt; [fs &lt;valor_numérico&gt;] [class &lt;mp|lp&gt;]</text:span>’</text:p>
      <text:p text:style-name="P4">Por ejemplo, una posible llamada al programa podría ser:</text:p>
      <text:p text:style-name="P4"><text:span text:style-name="Código_20_inline">‘</text:span><text:span text:style-name="User_20_Entry"><text:span text:style-name="T12">dsd</text:span></text:span><text:span text:style-name="User_20_Entry">xof t </text:span><text:span text:style-name="User_20_Entry"><text:span text:style-name="T23">fs </text:span></text:span><text:span text:style-name="User_20_Entry">44100 </text:span><text:span text:style-name="User_20_Entry"><text:span text:style-name="T23">class </text:span></text:span><text:span text:style-name="User_20_Entry">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Aunque <text:s/><text:span text:style-name="Variable">GSFs</text:span> y <text:span text:style-name="Variable">CFClass</text:span> se especifiquen en el archivo de guión pueden darse como parámetros, que tendrán precedencia sobre el guión. Los parámetros <text:span text:style-name="T23">no </text:span>son posicionales, de modo que puede <text:span text:style-name="T23">darse uno solo de ellos, o en distinto orden, pero deben ir siempre a continuación del nombre del archivo de guión, que sí es posicional</text:span>.</text:p>
      <text:p text:style-name="Text_20_body">Es correcto ‘<text:span text:style-name="User_20_Entry"><text:span text:style-name="T12">dsd</text:span></text:span><text:span text:style-name="User_20_Entry">xof t </text:span><text:span text:style-name="User_20_Entry"><text:span text:style-name="T23">fs </text:span></text:span><text:span text:style-name="User_20_Entry">44100</text:span>’ y ‘<text:span text:style-name="User_20_Entry"><text:span text:style-name="T12">dsd</text:span></text:span><text:span text:style-name="User_20_Entry">xof t</text:span>’ pero no ‘<text:span text:style-name="User_20_Entry"><text:span text:style-name="T12">dsd</text:span></text:span><text:span text:style-name="User_20_Entry">xof </text:span><text:span text:style-name="User_20_Entry"><text:span text:style-name="T23">class</text:span></text:span><text:span text:style-name="User_20_Entry"> lp </text:span><text:span text:style-name="User_20_Entry"><text:span text:style-name="T23">t</text:span></text:span><text:span text:style-name="T23">’</text:span><text:span text:style-name="Código_20_inline">.</text:span></text:p>
      <text:p text:style-name="Text_20_body">El nombre de los filtros generados será: <text:span text:style-name="Nombre_20_de_20_archivo"><text:span text:style-name="T43">xo‑</text:span></text:span><text:span text:style-name="Nombre_20_de_20_archivo">&lt;clase_de_filtro&gt;‑&lt;nombre_del_.frd_de_la_medición&gt;.pcm<text:line-break/></text:span>dentro de un subdirectorio (respecto a aquel en que esté el archivo de guión) cuyo nombre es la frecuencia de muestreo.</text:p>
      <text:h text:style-name="Heading_20_2" text:outline-level="2">Cálculos múltiples desde un script de octave</text:h>
      <text:p text:style-name="Text_20_body">Al poder especificar como parámetros la frecuencia de muestreo y el tipo de filtro (<text:span text:style-name="Valor">lp</text:span> o <text:span text:style-name="Valor">mp</text:span>) es posible hacer <text:span text:style-name="T29">un </text:span>script para calcular de una sola vez filtros <text:span text:style-name="Valor">lp</text:span> y <text:span text:style-name="Valor">mp</text:span> a varias <text:span text:style-name="Variable"><text:span text:style-name="T4">GS</text:span></text:span><text:span text:style-name="Variable">Fs</text:span>, <text:span text:style-name="T31">para todas las </text:span><text:soft-page-break/><text:span text:style-name="T31">vías del altavoz, </text:span>con un solo archivo <text:span text:style-name="T30">por vía </text:span>en que se especifiquen los parámetros básicos (cortes, etc.) que se repiten.<text:line-break/><text:line-break/>Para ello los valores que varían en la secuencia de cálculo deseada se dan como vectores, en el caso de valores numéricos, o como cell arrays, en el caso de <text:s/>valores string. Por ejemplo:</text:p>
      <text:p text:style-name="P19">% datos de usuario<text:line-break/>inputfiles = {'t','m'};<text:line-break/>fs = [44100,48000];<text:line-break/>filtertypes = {'lp','mp'};<text:line-break/>% fin datos</text:p>
      <text:p text:style-name="P20"><text:line-break/>for i2 = 1:length(fs)<text:line-break/> <text:s text:c="3"/>unlink([num2str(fs(i2)) "/niveles.txt"]);<text:line-break/> <text:s text:c="3"/>for i1 = 1:length(inputfiles)<text:line-break/> <text:s text:c="7"/>for i3 = 1:length(filtertypes)<text:line-break/> <text:s text:c="9"/><text:span text:style-name="T25">status = system([“dsd</text:span>xof ” inputfiles{i1}<text:line-break/><text:tab/><text:tab/><text:tab/> <text:s text:c="4"/>“ “ num2str(fs(i2))<text:line-break/><text:tab/><text:tab/><text:tab/> <text:s text:c="4"/>“ “ filtertypes{i3}<text:span text:style-name="T26">]</text:span>);<text:line-break/> <text:s text:c="7"/>end<text:line-break/> <text:s text:c="3"/>end<text:line-break/>end</text:p>
      <text:p text:style-name="Text_20_body">En este caso se calcularían los filtros correspondientes a tweeter y medios (archivos <text:span text:style-name="Nombre_20_de_20_archivo">t.xof </text:span><text:s/>y <text:span text:style-name="Nombre_20_de_20_archivo">m.xof </text:span>) a las frecuencias de muestreo <text:span text:style-name="Variable"><text:span text:style-name="T4">GSFs</text:span></text:span><text:span text:style-name="T4"> </text:span>de <text:span text:style-name="Valor">44100</text:span> y <text:span text:style-name="Valor">48000</text:span>, de los tipos <text:span text:style-name="Valor">lp</text:span> y <text:span text:style-name="Valor">mp</text:span>, para un total de ocho <text:span text:style-name="T27">filtros </text:span><text:span text:style-name="Nombre_20_de_20_archivo"><text:span text:style-name="T27">.pcm</text:span></text:span><text:span text:style-name="T27"> </text:span>de salida.</text:p>
      <text:h text:style-name="Heading_20_1" text:outline-level="1">Funciones del paquete DSD</text:h>
      <text:h text:style-name="Heading_20_4" text:outline-level="4">audioplot </text:h>
      <text:p text:style-name="Text_20_body">Dibuja una gráfica de respuesta en frecuencia con un formato convencional.</text:p>
      <text:p text:style-name="Preformatted_20_Text">audioplot(F, dBmag, bottom, top, step, plotitle)</text:p>
      <text:p text:style-name="P23"><text:tab/>F<text:tab/>= Vector de frecuencias.<text:line-break/><text:tab/>dBmag<text:tab/>= Vector de magnitudes en dB.<text:line-break/><text:tab/>bottom<text:tab/>= Mínimo de la magnitud (dB).<text:line-break/><text:tab/>top<text:tab/>= Máximo de la magnitud (dB).<text:line-break/><text:tab/>step<text:tab/>= Escalones de dB a efectos de rejilla y rotulación.<text:line-break/><text:tab/>f_low<text:tab/>= <text:span text:style-name="T44">Límite inferior de frecuencias (Hz)</text:span>.<text:line-break/><text:tab/>f_<text:span text:style-name="T44">high</text:span><text:tab/>= <text:span text:style-name="T44">Límite superior de frecuencias (Hz)</text:span>.<text:line-break/><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text:soft-page-break/>centerimp</text:h>
      <text:p text:style-name="Text_20_body">Aumenta la longitud de un impulso centrándolo. El impulso original debe tener longitud impar.</text:p>
      <text:p text:style-name="Preformatted_20_Text">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soft-page-break/><text:tab/>F<text:tab/>= Vector columna con las frecuencias del semiespectro.<text:line-break/><text:tab/>fc<text:tab/>= Frecuencia de corte.<text:line-break/><text:tab/>slope<text:tab/>= Pendiente en dB/oct.</text:p>
      <text:h text:style-name="Heading_20_4" text:outline-level="4">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dinterp</text:h>
      <text:p text:style-name="Text_20_body">Obtiene la magnitud en decibelios sobre el semiespectro a partir de un archivo <text:span text:style-name="Nombre_20_de_20_archivo">.frd</text:span>.</text:p>
      <text:p text:style-name="Preformatted_20_Text">magdB = frdinterp(filename,m,fs)</text:p>
      <text:p text:style-name="Preformatted_20_Text"><text:tab/>magdB<text:tab/>= Magnitud en dB sobre el semiespectro.<text:line-break/><text:tab/>filename<text:tab/>= Nombre del archivo .frd.<text:line-break/><text:tab/>m<text:tab/>= Longitud del espectro completo (debe ser par).<text:line-break/><text:tab/>fs<text:tab/>= Frecuencia de muestreo.</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frjoinlog</text:h>
      <text:p text:style-name="Text_20_body">Une dos respuestas en magnitud sobre el semiespectro, mezclándolas en un intervalo de índices <text:soft-page-break/>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Heading_20_4" text:outline-level="4">loadpcm</text:h>
      <text:p text:style-name="Text_20_body">(Tomada de DRC-fir) Lee archivos <text:span text:style-name="Nombre_20_de_20_archivo">.pcm</text:span>.</text:p>
      <text:p text:style-name="Preformatted_20_Text">pcm = loadpcm(fname)</text:p>
      <text:p text:style-name="Preformatted_20_Text"><text:tab/>pcm<text:tab/>= Vector columna del impulso.<text:line-break/> <text:tab/>fname<text:tab/>= Nombre del archivo .pcm.</text:p>
      <text:h text:style-name="Heading_20_4" text:outline-level="4">loadpir</text:h>
      <text:p text:style-name="Text_20_body">Lee archivos <text:span text:style-name="Nombre_20_de_20_archivo">.pir</text:span> de ARTA.</text:p>
      <text:p text:style-name="Preformatted_20_Text">pcm = loadpir(fname)</text:p>
      <text:p text:style-name="Preformatted_20_Text"><text:tab/>pcm<text:tab/>= Vector columna del impulso.<text:line-break/><text:tab/>fname<text:tab/>= Nombre del archivo .pir.</text:p>
      <text:h text:style-name="Heading_20_4" text:outline-level="4"><text:soft-page-break/>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savepcm</text:h>
      <text:p text:style-name="Text_20_body">(Tomada de DRC-fir) Escribe archivos <text:span text:style-name="Nombre_20_de_20_archivo">.pcm</text:span>.</text:p>
      <text:p text:style-name="Preformatted_20_Text">savepcm(pcm,fname)</text:p>
      <text:p text:style-name="Preformatted_20_Text"><text:soft-page-break/><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soft-page-break/><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27"><text:span text:style-name="T45">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2-22T11:08:42.236494397</dc:date>
    <meta:printed-by>R R</meta:printed-by>
    <meta:print-date>2007-08-24T21:33:41</meta:print-date>
    <meta:editing-cycles>633</meta:editing-cycles>
    <meta:editing-duration>P6DT4H23M11S</meta:editing-duration>
    <meta:document-statistic meta:table-count="0" meta:image-count="0" meta:object-count="0" meta:page-count="16" meta:paragraph-count="286" meta:word-count="4173" meta:character-count="25626" meta:non-whitespace-character-count="21473"/>
    <meta:user-defined meta:name="Info 1"/>
    <meta:user-defined meta:name="Info 2"/>
    <meta:user-defined meta:name="Info 3"/>
    <meta:user-defined meta:name="Info 4"/>
  </office:meta>
</office:document-meta>
</file>